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paragraph-properties fo:margin-top="0cm" fo:margin-bottom="0.499cm"/>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Carpooling, Solusi Mengurangi Kemacetan?</text:p>
      <text:p text:style-name="Text_20_body">Carpooling disiapkan sebagai solusi untuk mengurangi mobil di jalan, tapi penerapannya tak semudah yang dibayangkan. Reporter: Terry Muthahhari Terbit 6 Nov 2017 10:01 WIB, Diperbarui 19 Dec 2017 12:08 WIB Waktu baca ±3 menit Carpooling, Solusi Mengurangi Kemacetan? Pekerja sedang menyelesaikan pembangunan jalan layang Pancoran, Jakarta, Kamis (21/9). tirto.id/Arimacs Wilander</text:p>
      <text:p text:style-name="Text_20_body">tirto.id - "Saya tiap pagi pergi ke kantor di Wisma 77 Slipi, jam 06.50-07.05 biasanya udah di Tol Barat, masih tersedia 4 tempat duduk kosong ke arah Slipi Jaya, Tomang, RS Harapan Kita...siapa mau gabung...?"</text:p>
      <text:p text:style-name="Text_20_body">Ini adalah salah satu contoh pengalaman warganet yang memanfaatkan layanan berkendara dengan kendaraan pribadi sambil berbagi tumpangan yang ada dalam situsweb <text:a xlink:type="simple" xlink:href="http://www.nebeng.com/" text:style-name="Internet_20_link" text:visited-style-name="Visited_20_Internet_20_Link">www.nebeng.com</text:a>. Istilah umumnya carpooling atau ridesharing atau nebeng yang marak beberapa tahun terakhir. Kegiatan nebeng ini macam-macam, mulai dari urusan berangkat ke kantor atau para perantau yang ingin pulang kampung setiap akhir pekan.</text:p>
      <text:p text:style-name="Text_20_body">Carpooling dianggap sebagai solusi untuk mengurangi tingkat penggunaan kendaraan pribadi di jalan raya terutama kota-kota besar. Pada akhirnya diharapkan bisa mengurangi kemacetan. Teorinya memang sederhana, dengan satu mobil, setidaknya bisa ditumpangi oleh beberapa orang yang sebelumnya memakai kendaraan pribadi untuk beraktivitas harian.</text:p>
      <text:p text:style-name="Text_20_body">Namun, konsep nebeng tak hanya berlaku bagi masing-masing individu warga kota dengan jejaring media sosial. Penerapan solusi seperti ini juga pernah dilakukan oleh Pemerintah DKI Jakarta melalui sistem zona 3-in-1 yang mewajibkan para pengendara untuk memaksimalkan jumlah orang di dalam mobil mereka. Melalui strategi ini, pengemudi mobil yang tidak mencapai kuota jumlah penumpang minimal tiga orang dalam satu mobil tak boleh melintasi zona 3-in-1 atau memutuskan untuk tidak mengendarai mobil pribadi untuk menghindari tilang.</text:p>
      <text:p text:style-name="Text_20_body">Menurut penelitian Boston Consulting Group bersama Uber, penerapan ridesharing dapat menjadi alternatif mengurangi penggunaan jumlah kendaraan pribadi bisa dikurangi hingga 60 persen di Jakarta. Selain itu, kajian ini juga menunjukkan saat ini ada lebih dari 50 persen mobil di jalan yang hanya digunakan oleh 1 orang saja.</text:p>
      <text:p text:style-name="Text_20_body">Merespons masalah ini, perusahaan pengembang aplikasi seperti UberPOOL, GrabHitch, GrabShare menyediakan fitur carpooling. Aplikasi ini memanfaatkan analisis data cepat yang akan menjodohkan calon penumpang dengan penumpang lain yang memiliki daerah tujuan yang sama. Sehingga tidak perlu repot-repot mencari teman seperjalanan.</text:p>
      <text:p text:style-name="Text_20_body">Sistem ini memiliki potensi keuntungan karena di atas kertas bisa mengurangi jumlah ongkos transaportasi dan polusi hingga kepadatan kendaraan. Namun, ada kelemahan dari sistem carpooling sebagai sebuah alternatif moda transportasi.</text:p>
      <text:p text:style-name="Text_20_body">Infografik carpooling solusi kemacetan</text:p>
      <text:p text:style-name="Text_20_body">Baca juga:Menghemat Uang dan Emisi Karbon dengan Layanan Ridesharing</text:p>
      <text:p text:style-name="Text_20_body">Dalam laporan The Times of India, ada beberapa kendala serius dari praktek carpooling yang dirasakan oleh para komuter.Dimulai dari permasalahan waktu tempuh ke kantor yang bertambah karena harus berhenti untuk mengangkut penumpang sesama kawan perjalanan.</text:p>
      <text:p text:style-name="Text_20_body">Di kota seperti Mumbai, India, menambah lokasi tujuan berarti menambah waktu terjebak dalam kemacetan. Selain itu, menunggu kolega kerja untuk berhenti menambah rasa frustrasi untuk para pekerja yang ingin segera sampai di rumah untuk beristirahat. Bukan hanya itu, risiko pelecehan seksual terhadap penumpang perempuan menjadi faktor yang juga dikhawatirkan dalam sistem carpooling.</text:p>
      <text:p text:style-name="Text_20_body">Pengalaman para komuter di Mumbai tidak beda jauh dengan pengalaman warga Jakarta. Lukas, milenial yang sering nge-gym usai jam kerjadi Mal Taman Anggrek, Jakarta. Lokasi kantor Lukas <text:soft-page-break/>ada di pusat perkantoran Jalan Sudirman, sedangkan rumahnya berada di Pluit. Ia mengaku sudah minimal 20 kali menggunakan fitur carpooling.</text:p>
      <text:p text:style-name="Text_20_body">Menurut Lukas, UberPOOL bisa dijadikan moda transportasi tidak dalam semua situasi. “Aku cuma pakai UberPOOL kalau misalnya udah tahu lagi nggak buru-buru,” jelas Lukas kepada Tirto.</text:p>
      <text:p text:style-name="Text_20_body">Lukas punya alasan tidak selalu memanfaatkan carpooling seperti ketika ingin mengejar jam mulai kerja. Berdasarkan pengalamannya penumpang berpotensi menunggu hingga 45 menit jika menjadi penumpang kedua yang dijemput ketika menggunakan fitur carpooling.</text:p>
      <text:p text:style-name="Text_20_body">Alogaritma aplikasi dalam mencocokan penumpang pengguna carpooling bisa saja canggih, tapi waktu tunggu bagi para pengguna bakal tetap tinggi karena menunggu rekan satu kendaraan, belum lagi soal imbas kemacetan di jalan.</text:p>
      <text:p text:style-name="Text_20_body">Pengalaman Lukas senada dengan hasil riset Boston Consulting Group (BCG) bekerja sama dengan Uber, yang mengatakan memang harus ada peningkatan pelayanan dalam tiga aspek: waktu menunggu jemputan, harga yang harus lebih murah, dan waktu tempuh perjalanan untuk memaksimalkan tingkat adopsi carpooling. Adopsi moda transportasi carpooling masih membutuhkan waktu, atau tak secepat dengan menggunakan kendaraan pribadi yang tak memakai carpooling.</text:p>
      <text:p text:style-name="Text_20_body">Sistem ini juga memang punya banyak kelemahan terutama karena faktor regulasi. Saat pengembang aplikasi mengembangkan carpooling, di sisi lain pemerintah belum konsisten soal pengendaliam populasi kendaraan terutama di kota besar seperti Jakarta. Persoalan ini juga menjadi ranah pemerintah pusat terutama soal pembiayaan kendaraan bermotor yang semakin mudah dan masif. Para pengembang aplikasi carpooling juga tak bisa dipungkiri punya peran dalam menambah populasi kendaraan baru.</text:p>
      <text:p text:style-name="Text_20_body">Baca juga:Sadar Darurat Macet Tapi Penjualan Mobil Terus Digenjot</text:p>
      <text:p text:style-name="Text_20_body">Saat ini perusahaan transportasi daring tetap membuka kesempatan kepada masyarakat untuk memiliki kendaraan pribadi. Biasanya ditujukan kepada para driver yang belum memiliki mobil tetapi ingin bergabung dengan perusahaan taksi online dan sejenisnya. Upaya ini memang seperti berlawanan dengan konsep carpooling yang menghendaki penggunaan kendaraan yang sudah ada untuk saling berbagi tumpangan. Fasilitas ini malah akan membuka celah untuk menambah kendaraan baru di jalanan Jakarta.</text:p>
      <text:p text:style-name="Text_20_body">John Colombo, Head of Public Policy and Government Affairs Uber Indonesia menjelaskan mengenai potensi ridesharing sebagai solusi moda transportasi masyarakat urban mengatakan “jadi kalau sebelumnya kita punya mobil, kita menyetir sendiri itu bukan ridesharing. Tapi kalau kita bagi tumpangan dengan yang lain. Misalnya, saya lagi mau ke kantor atau saya punya waktu tersisa, saya bisa memakai kendaraan yang sudah ada, bukan beli yang baru. Tapi pakai kendaraan yang sudah ada untuk berbagi tumpangan dengan warga yang lain,” jelas John.</text:p>
      <text:p text:style-name="Text_20_body">Menurut rekomendasi dari studi Asian Development Bank (ADB) mengenai sistem transportasi di Indonesia (Agustus 2016), salah satu strategi pengurangan kemacetan yang harus terus dilakukan adalah perubahan paradigma mobilitas yang berbasis individu - yang memprioritaskan kepemilikan mobil dan motor - menjadi mobilitas berbasis masyarakat.</text:p>
      <text:p text:style-name="Text_20_body">Mobilitas berbasis masyarakat direalisasikan dalam bentuk transportasi publik yang ramah lingkungan dan dapat digunakan secara massal. Upaya-upaya lain seperti carpooling memang sebuah alternatif untuk mengurangi populasi kendaraan pribadi di jalanan, tapi kenyataannya tak semudah konsepnya. Baca juga artikel terkait KEMACETAN atau tulisan lainnya dari Terry Muthahhari</text:p>
      <text:p text:style-name="Text_20_body">tirto.id - Ekonomi Reporter: Terry Muthahhari Penulis: Terry Muthahhari Editor: Suhendra</text:p>
      <text:p text:style-name="Text_20_body">Bagaimana Cara Membuat Aplikasi untuk Carpooling seperti Waze Carpool atau BlaBlaCar? Mei 29, 2023 8 min Bagaimana Cara Membuat Aplikasi untuk Carpooling seperti Waze Carpool atau <text:soft-page-break/>BlaBlaCar?</text:p>
      <text:p text:style-name="Text_20_body">Meningkatnya permintaan akan solusi transportasi yang terjangkau dan ramah lingkungan telah menyebabkan munculnya aplikasi carpooling seperti Waze Carpool dan BlaBlaCar . Platform ini memungkinkan pengemudi dan penumpang untuk berbagi tumpangan dengan orang-orang yang memiliki rute dan tujuan yang sama, sehingga mengurangi biaya dan jejak karbon transportasi. Aplikasi carpooling menawarkan kenyamanan, berkontribusi pada rasa kebersamaan, dan membantu mengurangi kemacetan lalu lintas di daerah perkotaan dengan menempatkan lebih sedikit kendaraan satu orang di jalan.</text:p>
      <text:p text:style-name="Text_20_body">Carpooling App</text:p>
      <text:p text:style-name="Text_20_body">Membangun aplikasi carpooling adalah peluang yang menarik bagi pengusaha atau bisnis yang ingin membuat platform dinamis yang mengatasi tantangan transportasi modern sambil memanfaatkan popularitas model ekonomi bersama yang semakin meningkat. Dalam artikel ini, kita akan menjelajahi fitur-fitur penting dari aplikasi carpooling, membahas kumpulan teknologi yang diperlukan untuk membuatnya, dan menguraikan proses pengembangan dari awal hingga akhir. Fitur Penting dari Aplikasi Carpooling</text:p>
      <text:p text:style-name="Text_20_body">Sebelum terjun ke tumpukan teknologi dan proses pengembangan, Anda perlu mengidentifikasi fitur-fitur penting yang membuat aplikasi carpooling yang sukses menonjol di pasar. Fungsi utama ini akan menentukan pengalaman pengguna , memastikan kelancaran operasi, dan mengaktifkan skalabilitas seiring berkembangnya aplikasi Anda. Berikut adalah beberapa fitur penting yang harus Anda pertimbangkan termasuk dalam aplikasi carpooling Anda: Profil pengguna</text:p>
      <text:p text:style-name="Text_20_body">Pengemudi dan penumpang harus dapat membuat dan mengelola profil mereka di aplikasi carpooling Anda. Profil harus menyertakan informasi pribadi seperti nama, gambar profil, informasi kontak, serta preferensi, seperti kebijakan merokok atau hewan peliharaan. Misalnya, pengemudi harus dapat mengunggah SIM, detail mobil, dan informasi asuransi, sedangkan penumpang harus memiliki pilihan untuk memilih jenis kendaraan yang mereka sukai. Fitur ini memastikan kepercayaan di antara pengguna dan memfasilitasi pencocokan yang lebih baik. Fungsi Pencarian</text:p>
      <text:p text:style-name="Text_20_body">Salah satu fitur terpenting dari aplikasi carpooling adalah kemampuan pengguna untuk mencari dan memfilter perjalanan yang tersedia berdasarkan preferensi mereka. Mereka harus dapat memasukkan lokasi, tujuan, tanggal, dan waktu mereka untuk menemukan wahana yang tersedia yang sesuai dengan rute dan jadwal mereka. Pengguna juga harus dapat melihat daftar atau peta perjalanan yang tersedia, dengan perincian tentang pengemudi, kendaraan, titik penjemputan dan pengantaran, perkiraan waktu tempuh, dan biaya. Pemesanan Perjalanan</text:p>
      <text:p text:style-name="Text_20_body">Setelah pengguna menemukan tumpangan yang sesuai dengan kebutuhannya, mereka seharusnya dapat memesannya melalui aplikasi. Fitur pemesanan harus memungkinkan penumpang untuk melakukan reservasi, dan setelah dikonfirmasi, harus memberi tahu pengemudi tentang pemesanan baru. Kedua belah pihak harus memiliki akses ke detail seperti lokasi penjemputan dan pengantaran, jumlah penumpang, dan permintaan atau preferensi khusus. Pembayaran Dalam Aplikasi</text:p>
      <text:p text:style-name="Text_20_body">Aspek penting dari aplikasi carpooling Anda adalah kemampuannya menangani pembayaran dengan aman di dalam aplikasi. Fitur ini memungkinkan pengguna untuk menambahkan metode pembayaran pilihan mereka, seperti kartu kredit atau debit, dan melakukan transaksi langsung di dalam platform. Menerapkan pembayaran dalam aplikasi melalui platform pihak ketiga tepercaya akan memastikan keselamatan dan keamanan informasi keuangan pengguna. Platform juga harus secara otomatis menghitung dan menangani biaya komisi yang akan Anda terapkan pada setiap transaksi. Pelacakan GPS</text:p>
      <text:p text:style-name="Text_20_body">Pelacakan lokasi waktu nyata sangat penting untuk memastikan pengemudi dan penumpang dapat menemukan satu sama lain dengan cepat dan mengikuti rute yang ditentukan. Pelacakan GPS memungkinkan pengguna untuk mengakses ETA yang akurat dan memantau kemajuan perjalanan <text:soft-page-break/>mereka. Fitur ini juga membantu meningkatkan keamanan pengguna dengan memberikan catatan perjalanan digital yang dapat dilacak. Perpesanan</text:p>
      <text:p text:style-name="Text_20_body">Perpesanan dalam aplikasi adalah alat komunikasi penting bagi pengemudi dan penumpang untuk tetap berhubungan sebelum, selama, dan setelah perjalanan. Fitur ini tidak hanya menyederhanakan koordinasi tetapi juga membantu membangun kepercayaan dan hubungan antar pengguna. Pastikan pengalaman perpesanan real-time yang mulus dengan fitur seperti tanda terima baca dan indikator status online. Peringkat dan Ulasan</text:p>
      <text:p text:style-name="Text_20_body">Peringkat dan ulasan membantu mempertahankan komunitas pengguna yang aman dan berkualitas tinggi. Menyediakan platform bagi pengguna untuk menilai dan mengulas satu sama lain setelah perjalanan meningkatkan akuntabilitas dan mendorong perilaku yang baik, memastikan pengalaman yang aman dan menyenangkan untuk semua. Ulasan transparan juga membantu pengguna membuat keputusan yang tepat tentang dengan siapa mereka akan berbagi tumpangan. Tumpukan Teknologi untuk Membangun Aplikasi Carpooling</text:p>
      <text:p text:style-name="Text_20_body">Mempertimbangkan kerumitan dan multifaset pengembangan aplikasi carpooling, memilih tumpukan teknologi yang tepat adalah keharusan. Kombinasi teknologi harus memberikan solusi yang kuat dan dapat diskalakan yang dapat mengakomodasi pertumbuhan dan perluasan aplikasi di masa mendatang. Berikut ikhtisar tumpukan teknologi yang diperlukan untuk membuat aplikasi carpooling: Try AppMaster no-code today! Platform can build any web, mobile or backend application 10x faster and 3x cheaper Start Free Bahasa pemrograman</text:p>
      <text:p text:style-name="Text_20_body">Untuk pengembangan aplikasi iOS, Anda harus menggunakan bahasa seperti Swift atau Objective-C. Untuk pengembangan Android, Anda dapat memilih antara Kotlin atau Java. Pilihan Anda harus bergantung pada keahlian tim pengembangan Anda dan persyaratan platform yang ditargetkan. Kerangka Backend</text:p>
      <text:p text:style-name="Text_20_body">Kerangka backend yang kuat diperlukan untuk mendukung sinkronisasi data real-time dan manajemen pengguna. Beberapa kerangka kerja backend populer yang dapat Anda pilih adalah Node.js, Django, atau Ruby on Rails. Tim pengembangan Anda harus memilih kerangka kerja backend yang sesuai berdasarkan pengalaman mereka dan kebutuhan khusus aplikasi. Basis Data Primer</text:p>
      <text:p text:style-name="Text_20_body">Karena aplikasi carpooling menangani sejumlah besar data dan transaksi pengguna, Anda memerlukan database utama yang andal dan dapat diskalakan. Beberapa opsi populer termasuk MySQL, PostgreSQL , atau MongoDB. Pilihan Anda harus selaras dengan persyaratan aplikasi, rencana skalabilitas, dan keterampilan tim Anda. Manajemen API</text:p>
      <text:p text:style-name="Text_20_body">Integrasi dan manajemen API sangat penting dalam aplikasi carpooling, karena menghubungkan berbagai komponen dan memungkinkan fungsionalitas penting. Anda mungkin perlu mengintegrasikan API dari layanan pihak ketiga untuk pelacakan lokasi, perpesanan, dan pembayaran. Beberapa contoh integrasi API yang diperlukan termasuk Google Maps untuk pelacakan lokasi waktu nyata, Twilio untuk perpesanan, dan Stripe atau PayPal untuk pembayaran.</text:p>
      <text:p text:style-name="Text_20_body">Membangun aplikasi carpooling melibatkan pendefinisian fitur esensialnya, memilih tumpukan teknologi yang sesuai, dan memahami proses pengembangan. Fokus Anda harus pada menciptakan pengalaman pengguna yang mulus dan memastikan platform yang dapat diskalakan yang tumbuh dan berkembang dengan basis penggunanya. Di bagian selanjutnya, kita akan membahas proses pengembangan dan garis waktu untuk membuat aplikasi carpooling dan menjelajahi bagaimana menggunakan platform tanpa kode seperti AppMaster dapat membantu mempercepat proses pengembangan. Proses Pengembangan dan Timeline</text:p>
      <text:p text:style-name="Text_20_body">Membuat aplikasi carpooling seperti Waze Carpool atau BlaBlaCar memerlukan proses pengembangan yang terencana dengan cermat. Garis waktu pengembangan dapat bervariasi tergantung pada kompleksitas aplikasi Anda dan sumber daya yang Anda miliki. Berikut ini rincian tahapan umum yang terlibat dalam pengembangan aplikasi carpooling:</text:p>
      <text:p text:style-name="Preformatted_20_Text"><text:soft-page-break/><text:span text:style-name="Source_20_Text">Ideation - Lakukan brainstorming ide, analisis aplikasi pesaing, dan identifikasi audiens target Anda. Teliti fitur apa yang menurut pengguna paling menarik dan mana yang akan membuat aplikasi Anda menonjol dari persaingan.</text:span></text:p>
      <text:p text:style-name="Preformatted_20_Text"><text:span text:style-name="Source_20_Text">Perencanaan - Uraikan persyaratan aplikasi carpooling Anda, termasuk fitur penting dan opsional. Tetapkan anggaran dan garis waktu, dan tentukan tonggak penting untuk proses pengembangan.</text:span></text:p>
      <text:p text:style-name="Preformatted_20_Text"><text:span text:style-name="Source_20_Text">Desain - Membuat wireframe dan mockup antarmuka pengguna (UI) aplikasi carpooling Anda. Ini melibatkan perancangan tata letak aplikasi, navigasi, dan elemen visual, serta memastikan pengalaman pengguna (UX) yang mulus.</text:span></text:p>
      <text:p text:style-name="Preformatted_20_Text"><text:span text:style-name="Source_20_Text">Pengembangan - Fase ini melibatkan pembuatan frontend dan backend aplikasi Anda, mengintegrasikan API, dan mengimplementasikan fitur yang telah Anda rencanakan. Pengembangan dapat dipercepat menggunakan platform no-code seperti AppMaster.io , yang akan kita bahas lebih detail nanti.</text:span></text:p>
      <text:p text:style-name="Preformatted_20_Text"><text:span text:style-name="Source_20_Text">Pengujian - Lakukan pengujian menyeluruh terhadap aplikasi carpooling Anda untuk mengidentifikasi dan menyelesaikan bug atau masalah kinerja apa pun. Ini termasuk tes fungsional, tes kinerja, tes keamanan, dan tes kompatibilitas.</text:span></text:p>
      <text:p text:style-name="Preformatted_20_Text"><text:span text:style-name="Source_20_Text">Penerapan - Setelah aplikasi Anda diuji dan disempurnakan secara menyeluruh, luncurkan di toko aplikasi seperti Google Play dan App Store Apple. Pastikan Anda memiliki rencana untuk memasarkan aplikasi Anda dan mendapatkan pengguna.</text:span></text:p>
      <text:p text:style-name="P3"><text:span text:style-name="Source_20_Text">Peningkatan berulang - Gunakan umpan balik pengguna dan analitik aplikasi untuk terus meningkatkan aplikasi carpooling Anda. Tambahkan fitur baru, selesaikan bug, dan optimalkan kinerja aplikasi untuk meningkatkan pengalaman pengguna secara keseluruhan.</text:span></text:p>
      <text:p text:style-name="Text_20_body">Linimasa untuk membuat aplikasi carpooling dapat berbeda-beda, tetapi biasanya membutuhkan waktu beberapa bulan dari pembuatan ide hingga diluncurkan. Ingatlah bahwa semakin kompleks aplikasi Anda, semakin lama waktu yang dibutuhkan untuk mengembangkan dan mengujinya. Menggunakan Platform No-Code untuk Mempercepat Pengembangan: AppMaster.io</text:p>
      <text:p text:style-name="Text_20_body">Platform No-code seperti AppMaster.io dapat secara signifikan mempercepat proses pengembangan dan mengurangi biaya , menjadikannya pilihan yang menarik bagi pengusaha yang ingin membuat aplikasi carpooling. Platform ini memungkinkan pengguna untuk membuat aplikasi tanpa pengetahuan pengkodean yang luas, membuatnya lebih cepat dan lebih mudah untuk menghadirkan aplikasi carpooling ke pasar. Berikut cara AppMaster.io membantu Anda membuat aplikasi carpooling: Try AppMaster no-code today! Platform can build any web, mobile or backend application 10x faster and 3x cheaper Start Free</text:p>
      <text:p text:style-name="Preformatted_20_Text"><text:span text:style-name="Source_20_Text">Desain aplikasi visual - Dengan fungsionalitas seret dan lepas , Anda dapat dengan mudah membuat tata letak yang intuitif dan menarik untuk aplikasi carpooling Anda. AppMaster.io mendukung pembuatan aplikasi web dan seluler yang responsif, memastikan aplikasi Anda tampak hebat dan berfungsi dengan baik di berbagai perangkat.</text:span></text:p>
      <text:p text:style-name="Preformatted_20_Text"><text:span text:style-name="Source_20_Text">Integrasi Backend dan API - AppMaster.io memungkinkan Anda membangun backend yang dapat diskalakan dan stateless, lengkap dengan model data , proses bisnis, dan endpoints API . Anda juga dapat menggunakan kemampuan manajemen API AppMaster.io untuk berintegrasi dengan layanan pihak ketiga, seperti API pelacakan lokasi dan gateway pembayaran.</text:span></text:p>
      <text:p text:style-name="Preformatted_20_Text"><text:span text:style-name="Source_20_Text">Pengembangan dan penerapan cepat - Menggunakan platform AppMaster berarti Anda dapat membuat dan menerapkan aplikasi carpooling dengan cepat, tanpa utang teknis. Setelah Anda membuat cetak biru aplikasi, AppMaster menghasilkan kode sumber dan mengompilasi aplikasi untuk Anda, mengurangi waktu yang diperlukan untuk mengaktifkan dan menjalankan aplikasi.</text:span></text:p>
      <text:p text:style-name="P3"><text:span text:style-name="Source_20_Text">Akses kode sumber dan opsi hosting - Dengan langganan perusahaan, Anda dapat mengakses kode sumber aplikasi dan menghostingnya di tempat, memberi Anda kendali atas penerapan dan infrastruktur aplikasi Anda.</text:span></text:p>
      <text:p text:style-name="Text_20_body">Platform AppMaster.io dapat menjadi alat yang sangat berharga untuk membantu Anda membuat aplikasi carpooling dengan lebih efisien dan hemat biaya.</text:p>
      <text:p text:style-name="Text_20_body">No-Code Development Tips Teratas untuk Membuat Aplikasi Carpooling yang Sukses</text:p>
      <text:p text:style-name="Text_20_body">Mengembangkan aplikasi carpooling yang menonjol dan menarik pengguna membutuhkan lebih <text:soft-page-break/>dari sekadar pengetahuan teknis. Ingatlah kiat-kiat ini untuk membuat aplikasi carpooling yang sukses yang memenuhi permintaan audiens target Anda:</text:p>
      <text:p text:style-name="Preformatted_20_Text"><text:span text:style-name="Source_20_Text">Fokus pada pengalaman pengguna - Pastikan aplikasi carpooling Anda mudah digunakan, menarik secara visual, dan memberikan pengalaman yang mulus bagi penumpang dan pengemudi. Ini termasuk memiliki menu yang terorganisir dengan baik, proses registrasi dan login yang sederhana, dan alur pemesanan perjalanan yang lancar.</text:span></text:p>
      <text:p text:style-name="Preformatted_20_Text"><text:span text:style-name="Source_20_Text">Bangun komunitas yang kuat - Dorong pengguna untuk berpartisipasi aktif dalam platform carpooling Anda dengan memberikan insentif untuk rujukan, berbagi tumpangan, meninggalkan ulasan, dan melaporkan masalah. Komunitas yang kuat memupuk kepercayaan dan meningkatkan keterlibatan pengguna.</text:span></text:p>
      <text:p text:style-name="Preformatted_20_Text"><text:span text:style-name="Source_20_Text">Terapkan langkah-langkah keamanan - Pengguna perlu merasa yakin bahwa informasi pribadi dan detail pembayaran mereka aman saat menggunakan aplikasi carpooling Anda. Pastikan bahwa data dienkripsi dan disimpan dengan aman. Otentikasi dua faktor juga bisa menjadi cara terbaik untuk meningkatkan keamanan dan kepercayaan.</text:span></text:p>
      <text:p text:style-name="Preformatted_20_Text"><text:span text:style-name="Source_20_Text">Tawarkan beberapa opsi pembayaran - Menyediakan beberapa opsi pembayaran, seperti kartu kredit, PayPal, Google Pay, dan Apple Pay, memudahkan pengguna untuk membayar tumpangan dan meningkatkan daya tarik aplikasi carpooling Anda.</text:span></text:p>
      <text:p text:style-name="Preformatted_20_Text"><text:span text:style-name="Source_20_Text">Dukungan pelanggan yang responsif - Menawarkan dukungan pelanggan yang cepat dapat menjadi sangat penting untuk keberhasilan aplikasi carpooling Anda. Pastikan pengguna dapat dengan mudah menghubungi tim dukungan Anda melalui perpesanan atau email dalam aplikasi jika mereka mengalami masalah.</text:span></text:p>
      <text:p text:style-name="P3"><text:span text:style-name="Source_20_Text">Pemasaran yang efektif - Kembangkan strategi pemasaran untuk mempromosikan aplikasi Anda dan menarik pengguna baru; ini dapat mencakup promosi media sosial, pengoptimalan app store , pemasaran konten, dan kampanye iklan berbayar. Pastikan untuk menganalisis kinerja inisiatif pemasaran Anda dan menyesuaikannya sesuai kebutuhan.</text:span></text:p>
      <text:p text:style-name="Text_20_body">Dengan mengikuti tips ini dan menggunakan alat pengembangan yang tepat seperti AppMaster.io , Anda dapat membuat aplikasi carpooling sukses yang menonjol dari kompetisi dan memberikan nilai bagi audiens target Anda. Kesimpulan</text:p>
      <text:p text:style-name="Text_20_body">Membuat aplikasi carpooling seperti Waze Carpool atau BlaBlaCar adalah proyek ambisius yang dapat menghasilkan manfaat signifikan bagi lingkungan, komuter, dan bisnis Anda. Dengan memahami fitur inti dan kumpulan teknologi yang diperlukan, mengikuti proses pengembangan terstruktur, dan menggunakan alat seperti platform no-code AppMaster.io , Anda dapat membuat aplikasi carpooling yang sukses yang mampu menghubungkan pengemudi dan penumpang secara efektif.</text:p>
      <text:p text:style-name="Text_20_body">Jangan lupakan pentingnya pengalaman pengguna yang mulus, langkah keamanan yang kuat, dan pemasaran yang efektif untuk memastikan aplikasi Anda menonjol di pasar yang kompetitif. Dengan ketekunan dan dedikasi, Anda dapat membuat aplikasi carpooling yang merevolusi perjalanan sehari-hari untuk banyak pengguna.</text:p>
      <text:p text:style-name="Text_20_body">Bengkel Peran Transportasi Berbagi dalam Mengurangi Lalu Lintas Pribadi di Jalan Raya July 11, 2023</text:p>
      <text:p text:style-name="Text_20_body">Hallo Sahabat Toyota DCM. Transportasi merupakan salah satu aspek penting dalam kehidupan sehari-hari. Namun, semakin banyaknya kendaraan pribadi di jalan raya telah menyebabkan kemacetan yang semakin parah. Untuk mengatasi masalah ini, transportasi berbagi telah menjadi salah satu solusi yang populer dan efektif. Transportasi berbagi mengacu pada penggunaan kendaraan yang sama oleh beberapa orang dalam perjalanan yang sama atau searah. Dalam artikel ini, kita akan membahas peran transportasi berbagi dalam mengurangi lalu lintas pribadi di jalan raya dan contoh-contoh implementasinya di Indonesia.</text:p>
      <text:p text:style-name="Text_20_body">Salah satu bentuk transportasi berbagi yang telah populer di Indonesia adalah carpooling atau berbagi kendaraan. Carpooling melibatkan beberapa orang yang berbagi kendaraan dalam perjalanan yang sama atau searah. Dalam carpooling, pemilik kendaraan dapat menawarkan tempat <text:soft-page-break/>duduk kosongnya kepada orang lain yang memiliki rute perjalanan yang sama. Ini membantu mengurangi jumlah kendaraan di jalan raya karena beberapa orang menggunakan satu kendaraan daripada masing-masing menggunakan kendaraan mereka sendiri.</text:p>
      <text:p text:style-name="Text_20_body">Contoh nyata dari carpooling di Indonesia adalah aplikasi GrabHitch. GrabHitch adalah fitur dalam aplikasi Grab yang memungkinkan pengguna untuk menawarkan tempat duduk kosong mereka kepada penumpang yang memiliki rute perjalanan yang sama. Dengan menggunakan GrabHitch, pengguna dapat berbagi biaya perjalanan dan mengurangi jumlah kendaraan di jalan raya. Selain itu, GrabHitch juga membantu dalam mengurangi emisi gas buang yang dihasilkan oleh kendaraan, sehingga lebih ramah lingkungan.</text:p>
      <text:p text:style-name="Text_20_body">Selain carpooling, ada juga konsep ride-sharing yang telah mengubah cara kita melakukan perjalanan. Ride-sharing melibatkan penggunaan kendaraan yang dimiliki oleh orang lain, seperti layanan taksi online. Dalam ride-sharing, pengguna dapat memesan kendaraan melalui aplikasi dan berbagi perjalanan dengan orang lain yang memiliki rute yang sama atau searah. Ini mengurangi jumlah kendaraan pribadi di jalan raya dan membantu mengurangi kemacetan.</text:p>
      <text:p text:style-name="Text_20_body">Di Indonesia, beberapa aplikasi ride-sharing yang populer adalah Gojek dan Grab. Dengan menggunakan layanan ini, pengguna dapat memesan kendaraan dengan mudah dan efisien, dan berbagi perjalanan dengan pengemudi lain yang memiliki rute yang sama. Ini membantu mengurangi</text:p>
      <text:p text:style-name="Text_20_body">lalu lintas pribadi di jalan raya dan memberikan alternatif yang lebih efisien bagi masyarakat dalam melakukan perjalanan sehari-hari.</text:p>
      <text:p text:style-name="Text_20_body">Selain carpooling dan ride-sharing, ada juga konsep sepeda berbagi yang telah diterapkan di beberapa kota di Indonesia. Sepeda berbagi adalah sistem yang memungkinkan pengguna untuk menyewa sepeda dalam waktu yang singkat dengan biaya yang terjangkau. Sepeda-sepeda ini biasanya ditempatkan di stasiun-stasiun atau titik-titik tertentu di sekitar kota, dan pengguna dapat menggunakan aplikasi untuk membuka kunci sepeda dan menggunakannya dalam perjalanan mereka. Ini membantu mengurangi penggunaan kendaraan bermotor dalam perjalanan pendek di dalam kota, mengurangi kemacetan, dan meningkatkan mobilitas berkelanjutan.</text:p>
      <text:p text:style-name="Text_20_body">Contoh implementasi sepeda berbagi di Indonesia adalah layanan seperti OVO Bike, GrabBike, dan Gojek GoBike. Pengguna dapat menyewa sepeda ini dengan mudah dan melakukan perjalanan pendek di sekitar kota dengan lebih efisien dan ramah lingkungan.</text:p>
      <text:p text:style-name="Text_20_body">Dalam era di mana kemacetan dan polusi udara semakin menjadi masalah serius, transportasi berbagi menjadi solusi yang menarik. Ini membantu mengurangi jumlah kendaraan pribadi di jalan raya, mengurangi kemacetan, dan mempromosikan mobilitas berkelanjutan. Di Indonesia, carpooling, ride-sharing, dan sepeda berbagi telah menjadi alternatif yang populer dalam mengatasi masalah lalu lintas pribadi.</text:p>
      <text:p text:style-name="Text_20_body">Toyota juga berperan dalam mengembangkan dan mendukung konsep transportasi berbagi untuk mengurangi lalu lintas pribadi di jalan raya. Sebagai salah satu produsen mobil terbesar di dunia, Toyota memiliki komitmen yang kuat terhadap mobilitas berkelanjutan dan inovasi teknologi.</text:p>
      <text:p text:style-name="Text_20_body">Salah satu kontribusi Toyota dalam transportasi berbagi adalah melalui layanan mobil berbagi berbasis perusahaan yang dikenal sebagai Toyota Share. Toyota Share adalah program yang memungkinkan perusahaan, institusi, atau komunitas untuk berbagi armada kendaraan Toyota dengan anggota mereka. Dengan menggunakan teknologi canggih, Toyota Share memudahkan proses pemesanan, penggunaan, dan pemantauan armada kendaraan berbagi.</text:p>
      <text:p text:style-name="Text_20_body">Selain itu, Toyota juga terlibat dalam pengembangan teknologi otonom yang dapat mendukung transportasi berbagi di masa depan. Toyota telah berinvestasi dalam penelitian dan pengembangan kendaraan otonom yang dapat digunakan dalam layanan ride-sharing. Teknologi otonom ini</text:p>
      <text:p text:style-name="Text_20_body">memungkinkan penggunaan kendaraan tanpa pengemudi, sehingga meningkatkan efisiensi dan kenyamanan dalam transportasi berbagi.</text:p>
      <text:p text:style-name="Text_20_body"><text:soft-page-break/>Contoh nyata dari kontribusi Toyota dalam transportasi berbagi adalah kolaborasi dengan perusahaan ride-sharing Grab di Asia Tenggara. Toyota telah berinvestasi dalam Grab dan bekerja sama untuk mengembangkan layanan mobilitas berbagi yang inovatif dan berkelanjutan. Kolaborasi ini juga melibatkan pengenalan kendaraan listrik dan hibrida Toyota yang ramah lingkungan dalam armada Grab.</text:p>
      <text:p text:style-name="Text_20_body">Melalui upaya ini, Toyota berperan aktif dalam menciptakan ekosistem transportasi berbagi yang berkelanjutan dan efisien. Dengan kombinasi teknologi canggih dan kendaraan ramah lingkungan, Toyota berusaha untuk memenuhi kebutuhan mobilitas masyarakat modern yang semakin sadar akan dampak lingkungan dan kebutuhan akan efisiensi transportasi.</text:p>
      <text:p text:style-name="Text_20_body">Dengan demikian, Toyota adalah salah satu pemain utama dalam mengembangkan konsep transportasi berbagi dan turut berperan dalam mengurangi lalu lintas pribadi di jalan raya. Dukungan dan inovasi Toyota dalam hal ini menjadi langkah penting menuju masa depan mobilitas yang lebih berkelanjutan dan efisien.</text:p>
      <text:p text:style-name="Text_20_body">Sayangnya, saat ini Toyota Share belum tersedia di Indonesia. Layanan ini masih terbatas pada beberapa wilayah di Jepang dan beberapa negara lainnya. Namun, Toyota terus mengembangkan dan meluncurkan layanan mobilitas berbagi di berbagai pasar, termasuk di Asia Tenggara.</text:p>
      <text:p text:style-name="Text_20_body">Di Indonesia, Toyota telah melakukan kolaborasi dengan beberapa perusahaan dan platform layanan ride-sharing seperti Grab. Melalui kolaborasi ini, Toyota menyediakan armada kendaraan termasuk mobil hybrid dan listrik untuk digunakan dalam layanan ride-sharing. Namun, layanan Toyota Share dengan konsep armada kendaraan berbagi secara langsung masih belum tersedia di Indonesia.</text:p>
      <text:p text:style-name="Text_20_body">Meskipun demikian, Toyota terus berinovasi dan berkolaborasi dengan pemangku kepentingan di Indonesia untuk mengembangkan solusi transportasi berkelanjutan. Dalam beberapa tahun terakhir, Toyota telah memperkenalkan kendaraan hybrid dan listrik di pasar Indonesia, sebagai langkah dalam mendukung mobilitas ramah lingkungan.</text:p>
      <text:p text:style-name="Text_20_body">Seiring dengan perkembangan teknologi dan kebutuhan mobilitas yang semakin meningkat, tidak menutup kemungkinan bahwa Toyota Share atau layanan serupa dapat diperkenalkan di Indonesia di masa depan. Hal ini akan memberikan alternatif transportasi yang lebih berkelanjutan dan efisien bagi masyarakat Indonesia.</text:p>
      <text:p text:style-name="Text_20_body">Dalam menghadapi permasalahan lalu lintas dan kebutuhan akan mobilitas yang berkualitas, Toyota tetap berkomitmen untuk menyediakan solusi transportasi yang inovatif dan ramah lingkungan bagi masyarakat Indonesia.</text:p>
      <text:p text:style-name="Text_20_body">Peran Transportasi Berbagi dan Carpooling dalam Meningkatkan Akses Transportasi Publik di Desa</text:p>
      <text:p text:style-name="Text_20_body">20 Agu 2024</text:p>
      <text:p text:style-name="Text_20_body">Halo, Sobat Desa!</text:p>
      <text:p text:style-name="Text_20_body">Peran penting transportasi berbagi dan carpooling dalam meningkatkan akses transportasi publik di desa tidak dapat dipungkiri. Transportasi berbagi dan carpooling menawarkan solusi inovatif untuk mengatasi kesenjangan transportasi yang kerap dihadapi masyarakat desa. Apakah Sobat Desa sudah memahami bagaimana bentuk peranan ini dan manfaat yang ditawarkannya? Mari kita ulas bersama-sama dalam artikel ini! Pendahuluan</text:p>
      <text:p text:style-name="Text_20_body">Daerah pedesaan seringkali bergulat dengan akses transportasi publik yang terbatas, menghambat mobilitas dan peluang ekonomi penduduknya. Di sanalah transportasi berbagi dan carpooling muncul sebagai penyelamat, menawarkan solusi yang menguntungkan bagi kesenjangan transportasi di daerah pedesaan. Artikel ini akan mengeksplorasi peran penting transportasi berbagi dan carpooling dalam meningkatkan akses transportasi publik di desa-desa dan menunjukkan bagaimana inovasi ini memberdayakan masyarakat. Peningkatan Jangkauan</text:p>
      <text:p text:style-name="Text_20_body">Transportasi berbagi memperluas jangkauan transportasi publik dengan menjangkau daerah terpencil yang tidak terlayani oleh jalur bus atau kereta api tradisional. Platform berbagi tumpangan <text:soft-page-break/>ini memungkinkan penduduk desa memesan tumpangan sesuai permintaan, menghubungkan mereka ke pusat transportasi publik terdekat. Dengan demikian, bahkan mereka yang tinggal di pinggiran memiliki akses ke moda transportasi yang dapat diandalkan. Meningkatkan Kapasitas</text:p>
      <text:p text:style-name="Text_20_body">Carpooling mengoptimalkan kapasitas transportasi publik dengan mendorong berbagi kendaraan. Alih-alih beberapa mobil pribadi memenuhi jalan, carpooling memungkinkan beberapa orang untuk berkumpul dan bepergian bersama. Ini tidak hanya menghemat biaya bahan bakar, tetapi juga mengurangi kemacetan lalu lintas dan dampak lingkungan. Dengan lebih banyak orang yang memilih carpooling, layanan transportasi publik dapat mengalihkan sumber daya mereka ke daerah yang lebih membutuhkan. Biaya yang Terjangkau</text:p>
      <text:p text:style-name="Text_20_body">Transportasi berbagi dan carpooling menawarkan pilihan transportasi yang terjangkau, terutama bagi penduduk desa yang berpenghasilan rendah. Platform berbagi tumpangan seringkali memiliki tarif yang kompetitif dibandingkan dengan taksi, dan carpooling lebih murah karena biaya perjalanan dibagi di antara peserta. Ini membuka akses transportasi ke mereka yang mungkin tidak mampu menggunakan layanan transportasi publik tradisional. Konektivitas yang Lebih Baik</text:p>
      <text:p text:style-name="Text_20_body">Transportasi berbagi dan carpooling memperkuat konektivitas antar desa dan kota. Dengan menghubungkan daerah terpencil ke pusat transportasi publik, penduduk desa dapat mengakses pusat pekerjaan, pendidikan, dan layanan kesehatan. Ini menjembatani kesenjangan antara daerah pedesaan dan perkotaan, memungkinkan penduduk desa untuk berpartisipasi aktif dalam perekonomian yang lebih luas. Peningkatan Kualitas Hidup</text:p>
      <text:p text:style-name="Text_20_body">Pada akhirnya, transportasi berbagi dan carpooling meningkatkan kualitas hidup di daerah pedesaan. Dengan memperluas akses transportasi publik, warga desa menikmati mobilitas yang lebih besar, peluang ekonomi yang lebih banyak, dan akses yang lebih baik ke layanan penting. Ini menciptakan lingkungan yang lebih sejahtera dan dinamis, membuat desa-desa lebih layak huni dan menarik bagi penduduknya. Peran Transportasi Berbagi dan Carpooling dalam Meningkatkan Akses Transportasi Publik di Desa</text:p>
      <text:p text:style-name="Text_20_body">Di desa-desa yang terpencil, transportasi publik seringkali terbatas atau bahkan tidak tersedia, menyulitkan warga untuk mengakses layanan penting seperti rumah sakit, sekolah, dan pasar. Untungnya, transportasi berbagi dan carpooling muncul sebagai solusi inovatif untuk mengatasi masalah ini, menawarkan pilihan transportasi yang fleksibel dan hemat biaya. Keunggulan Transportasi Berbagi dan Carpooling</text:p>
      <text:p text:style-name="Text_20_body">Peran transportasi berbagi dan carpooling dalam meningkatkan akses transportasi publik di desa Source dalamtujuan.blogspot.com</text:p>
      <text:p text:style-name="Text_20_body">Layanan ini menyediakan pilihan transportasi yang lebih fleksibel dan hemat biaya dibandingkan transportasi publik tradisional. Carpooling memungkinkan individu yang bepergian ke tujuan yang sama untuk berbagi tumpangan, menghemat biaya bensin, tol, dan parkir. Sedangkan transportasi berbagi, seperti Uber dan Lyft, menawarkan layanan sesuai permintaan yang mudah diakses melalui aplikasi seluler, membuat perjalanan menjadi lebih nyaman dan efisien. Meningkatkan Mobilitas Penduduk Desa</text:p>
      <text:p text:style-name="Text_20_body">Transportasi berbagi dan carpooling telah secara signifikan meningkatkan mobilitas penduduk desa. Dengan opsi transportasi yang dapat diandalkan dan terjangkau, warga sekarang dapat mengakses berbagai fasilitas dan layanan di luar komunitas mereka. Hal ini memfasilitasi pendidikan, akses ke layanan kesehatan, dan peluang ekonomi, memberdayakan penduduk desa untuk meningkatkan kualitas hidup mereka. Mengurangi Kemacetan Lalu Lintas</text:p>
      <text:p text:style-name="Text_20_body">Transportasi berbagi dan carpooling juga memainkan peran penting dalam mengurangi kemacetan lalu lintas di pedesaan. Dengan mengurangi jumlah kendaraan di jalan, layanan ini membantu meningkatkan aliran lalu lintas, menghemat waktu perjalanan, dan mengurangi emisi gas rumah kaca. Selain itu, carpooling mempromosikan penggunaan sumber daya secara efisien, karena beberapa mobil dapat digunakan oleh banyak penumpang. Mendorong Pariwisata Pedesaan</text:p>
      <text:p text:style-name="Text_20_body"><text:soft-page-break/>Transportasi berbagi dan carpooling telah membuka pintu bagi pariwisata pedesaan. Wisatawan sekarang dapat mengakses desa-desa terpencil dengan mudah, menikmati keindahan alam dan budaya lokal yang unik. Hal ini menciptakan peluang ekonomi baru bagi penduduk desa, mempromosikan pembangunan ekonomi berkelanjutan dan pelestarian warisan budaya. Kesimpulan</text:p>
      <text:p text:style-name="Text_20_body">Transportasi berbagi dan carpooling telah merevolusi akses transportasi publik di desa, memberdayakan penduduknya untuk mengakses layanan penting, meningkatkan mobilitas mereka, dan mengurangi kemacetan lalu lintas. Layanan-layanan ini juga mendorong pariwisata pedesaan dan memfasilitasi pembangunan ekonomi yang berkelanjutan. Dengan terus berinvestasi dalam opsi transportasi inovatif ini, pemerintah dan organisasi dapat lebih meningkatkan konektivitas di daerah pedesaan dan menciptakan masyarakat yang lebih inklusif dan sejahtera. Peran Transportasi Berbagi dan Carpooling dalam Meningkatkan Akses Transportasi Publik di Desa</text:p>
      <text:p text:style-name="Text_20_body">Di desa-desa yang jauh dari hiruk pikuk kota, akses ke transportasi publik seringkali menjadi kendala utama dalam mobilitas masyarakat. Namun, hadirnya transportasi berbagi dan carpooling telah menjadi angin segar yang membawa harapan bagi warga desa untuk meningkatkan akses transportasi mereka. Layanan ini tidak hanya menjangkau daerah terpencil yang tidak dilayani oleh transportasi publik, tetapi juga menawarkan fleksibilitas dan keterjangkauan bagi penggunanya. Memperluas Jaringan Transportasi Publik</text:p>
      <text:p text:style-name="Text_20_body">Peran transportasi berbagi dan carpooling dalam meningkatkan akses transportasi publik di desa Source dalamtujuan.blogspot.com</text:p>
      <text:p text:style-name="Text_20_body">Transportasi berbagi dan carpooling memainkan peran krusial dalam memperluas jaringan transportasi publik di desa-desa. Dengan menghubungkan pengemudi dengan penumpang melalui aplikasi, layanan ini menyediakan alternatif yang lebih efisien dan terjangkau untuk transportasi tradisional. Pengemudi dapat menawarkan tumpangan untuk rute yang mereka tempuh secara rutin, sementara penumpang dapat memesan tumpangan dengan mudah dan cepat.</text:p>
      <text:p text:style-name="Text_20_body">Dampaknya, jangkauan transportasi publik di desa-desa pun meluas. Daerah-daerah terpencil yang sebelumnya tidak memiliki akses ke transportasi publik, kini dapat dijangkau dengan mudah melalui layanan berbagi tumpangan. Hal ini tidak hanya meningkatkan mobilitas warga desa, tetapi juga membuka peluang baru untuk kegiatan ekonomi dan sosial. Peran Transportasi Berbagi dan Carpooling dalam Meningkatkan Akses Transportasi Publik di Desa</text:p>
      <text:p text:style-name="Text_20_body">Transportasi seringkali menjadi tantangan besar bagi masyarakat desa, di mana layanan transportasi publik terbatas atau tidak ada. Hal ini dapat menghambat akses ke pendidikan, layanan kesehatan, dan peluang ekonomi. Di sinilah transportasi berbagi dan carpooling menunjukkan peran pentingnya dalam menjembatani kesenjangan ini. Meningkatkan Keterjangkauan</text:p>
      <text:p text:style-name="Text_20_body">Layanan transportasi berbagi dan carpooling menawarkan tarif yang jauh lebih terjangkau dibandingkan taksi atau layanan ride-hailing, menjadikannya pilihan yang layak bagi masyarakat berpenghasilan rendah. Dengan berbagi biaya perjalanan, penumpang dapat menghemat uang yang dapat dialokasikan untuk kebutuhan penting lainnya. Selain itu, platform transportasi berbagi seringkali memberikan diskon dan promosi, semakin meningkatkan keterjangkauan bagi pengguna.</text:p>
      <text:p text:style-name="Text_20_body">Sebagai contoh, di pedesaan Jawa, layanan carpooling telah membantu mengurangi biaya transportasi bagi mahasiswa dan pekerja. Mereka dapat berbagi perjalanan dengan sesama pengguna yang memiliki rute serupa, sehingga menghemat biaya bahan bakar dan tol. Hal ini telah membuat perjalanan menjadi lebih mudah dan terjangkau bagi masyarakat yang sebelumnya bergantung pada angkutan umum yang terbatas.</text:p>
      <text:p text:style-name="Text_20_body">Mengurangi Kemacetan Lalu Lintas</text:p>
      <text:p text:style-name="Text_20_body">Peran transportasi berbagi dan carpooling dalam meningkatkan akses transportasi publik di desa Source dalamtujuan.blogspot.com</text:p>
      <text:p text:style-name="Text_20_body">Salah satu manfaat utama transportasi berbagi dan carpooling adalah kemampuannya untuk mengurangi kemacetan lalu lintas. Dengan mengurangi jumlah kendaraan di jalan, kedua opsi ini <text:soft-page-break/>memungkinkan arus lalu lintas yang lebih lancar dan efisien. Hal ini dapat menghemat waktu dan stres bagi semua pengguna jalan, baik komuter maupun pengemudi truk. Di kota-kota besar, kemacetan lalu lintas yang parah telah menjadi mimpi buruk yang membuang-buang waktu dan sumber daya. Dengan mengadopsi transportasi berbagi dan carpooling, kita dapat membuat jalan-jalan kita lebih lancar dan nyaman bagi semua orang.</text:p>
      <text:p text:style-name="Text_20_body">Analogikan saja dengan sekelompok orang yang mencoba melewati pintu sempit. Jika setiap orang berjuang untuk melewatinya sendiri, akan terjadi kekacauan dan penundaan. Namun, jika mereka bersatu dan berjalan bersama dalam kelompok yang terorganisir, mereka dapat melewati pintu dengan lebih mudah dan cepat. Demikian pula, ketika pengemudi menggabungkan transportasi berbagi dan carpooling, mereka menciptakan sistem transportasi yang lebih efisien dan mengurangi kemacetan secara keseluruhan. Ini adalah situasi win-win bagi semua pihak yang terlibat.</text:p>
      <text:p text:style-name="Text_20_body"><text:span text:style-name="Strong_20_Emphasis">Peran Transportasi Berbagi dan Carpooling dalam Meningkatkan Akses Transportasi di Pedesaan</text:span></text:p>
      <text:p text:style-name="Text_20_body">Kesulitan yang dihadapi masyarakat pedesaan untuk mengakses transportasi publik menjadi perhatian serius. Namun, transportasi berbagi dan carpooling menawarkan solusi inovatif untuk mengatasi tantangan tersebut. Artikel ini mengeksplorasi peran penting yang dimainkan oleh layanan-layanan ini dalam meningkatkan akses transportasi di daerah-daerah terpencil.</text:p>
      <text:p text:style-name="Text_20_body"><text:span text:style-name="Strong_20_Emphasis">Tantangan dan Solusi</text:span></text:p>
      <text:p text:style-name="Text_20_body">Ketersediaan yang Terbatas</text:p>
      <text:p text:style-name="Text_20_body">Peran transportasi berbagi dan carpooling dalam meningkatkan akses transportasi publik di desa Source dalamtujuan.blogspot.com</text:p>
      <text:p text:style-name="Text_20_body">Ketersediaan transportasi publik yang terbatas di daerah pedesaan menghambat mobilitas penduduk. Keadaan ini disebabkan oleh kepadatan penduduk yang rendah, medan geografis yang menantang, dan biaya operasional yang tinggi. Transportasi berbagi dan carpooling menawarkan solusi yang lebih fleksibel dan hemat biaya dengan memanfaatkan kendaraan pribadi yang ada.</text:p>
      <text:p text:style-name="Text_20_body">Jangkauan Terbatas</text:p>
      <text:p text:style-name="Text_20_body">Rute transportasi publik tradisional seringkali dibatasi pada wilayah perkotaan yang padat penduduk. Namun, transportasi berbagi dan carpooling memungkinkan pengguna untuk menjangkau daerah-daerah terpencil yang tidak dilayani oleh transportasi publik konvensional. Dengan mencocokkan penumpang dengan pengemudi yang bepergian ke arah yang sama, layanan ini memperluas jangkauan transportasi umum, memungkinkan masyarakat di daerah pedesaan untuk terhubung dengan pusat-pusat aktivitas.</text:p>
      <text:p text:style-name="Text_20_body">Jadwal yang Tidak Nyaman</text:p>
      <text:p text:style-name="Text_20_body">Transportasi publik seringkali beroperasi pada jadwal yang ketat yang mungkin tidak sesuai dengan kebutuhan penduduk pedesaan yang fleksibel. Transportasi berbagi dan carpooling menawarkan alternatif dengan memungkinkan penumpang untuk memesan perjalanan sesuai permintaan dan sesuai dengan jadwal mereka sendiri. Kemudahan ini sangat penting bagi mereka yang bekerja pada jam-jam yang tidak biasa atau tinggal di daerah dengan layanan transportasi umum yang jarang.</text:p>
      <text:p text:style-name="Text_20_body">Biaya yang Tinggi</text:p>
      <text:p text:style-name="Text_20_body">Biaya tinggi untuk membangun dan memelihara infrastruktur transportasi publik di daerah pedesaan merupakan kendala utama. Transportasi berbagi dan carpooling dapat mengurangi biaya ini dengan memanfaatkan sumber daya yang sudah ada. Dengan menggunakan kendaraan pribadi yang dimiliki oleh anggota komunitas, layanan ini menawarkan opsi transportasi yang lebih terjangkau, terutama untuk perjalanan jarak jauh atau pada waktu-waktu tertentu.</text:p>
      <text:p text:style-name="Text_20_body">Peningkatan Keberlanjutan</text:p>
      <text:p text:style-name="Text_20_body">Selain meningkatkan akses transportasi, transportasi berbagi dan carpooling juga mempromosikan <text:soft-page-break/>keberlanjutan dengan mengurangi kepadatan lalu lintas dan ketergantungan pada kendaraan pribadi. Dengan mencocokkan penumpang dengan pengemudi yang menuju ke arah yang sama, layanan ini mengurangi jumlah kendaraan di jalan, yang mengarah pada pengurangan emisi gas rumah kaca dan polusi udara.</text:p>
      <text:p text:style-name="Text_20_body">Keamanan dan Regulasi</text:p>
      <text:p text:style-name="Text_20_body">Keamanan pengguna merupakan pertimbangan utama bagi transportasi berbagi dan carpooling. Platform harus menerapkan langkah-langkah keamanan yang ketat untuk memverifikasi identitas pengemudi dan penumpang, serta melacak perjalanan secara real-time. Selain itu, regulasi yang jelas diperlukan untuk mengatasi masalah asuransi, tanggung jawab, dan perlindungan konsumen.</text:p>
      <text:p text:style-name="Text_20_body">Adopsi dan Kesadaran</text:p>
      <text:p text:style-name="Text_20_body">Kesuksesan transportasi berbagi dan carpooling di daerah pedesaan bergantung pada adopsi dan kesadaran yang luas. Namun, penduduk desa mungkin tidak terbiasa dengan teknologi ini atau mungkin tidak memiliki akses ke smartphone. Program penjangkauan dan pelatihan yang ditargetkan akan sangat penting untuk mendidik masyarakat tentang manfaat layanan ini dan bagaimana menggunakannya dengan aman dan efektif.</text:p>
      <text:p text:style-name="Text_20_body">Halo Sobat Desa!</text:p>
      <text:p text:style-name="Text_20_body">Ayo kita bagikan artikel menarik dari website <text:a xlink:type="simple" xlink:href="http://www.panda.id/" text:style-name="Internet_20_link" text:visited-style-name="Visited_20_Internet_20_Link">www.panda.id</text:a> ini kepada teman dan keluarga kita!</text:p>
      <text:p text:style-name="Text_20_body">Di website ini, kamu bisa menemukan berbagai artikel bermanfaat dan inspiratif, mulai dari:</text:p>
      <text:list xml:id="list5392624298547048549" text:style-name="L1">
        <text:list-item>
          <text:p text:style-name="P1">Berita terkini tentang desa dan perkembangannya</text:p>
        </text:list-item>
        <text:list-item>
          <text:p text:style-name="P1">Tips dan trik untuk mengembangkan usaha di desa</text:p>
        </text:list-item>
        <text:list-item>
          <text:p text:style-name="P1">Kisah sukses anak desa yang bisa memotivasi kita</text:p>
        </text:list-item>
        <text:list-item>
          <text:p text:style-name="P1">Dan masih banyak lagi!</text:p>
        </text:list-item>
      </text:list>
      <text:p text:style-name="Text_20_body">Dengan membagikan artikel ini, kita tidak hanya membantu menyebarkan informasi penting, tetapi juga mendukung perkembangan desa dan masyarakat desa.</text:p>
      <text:p text:style-name="Text_20_body">Selain artikel yang sedang kamu baca, jangan lupa juga untuk mengeksplor artikel menarik lainnya di website <text:a xlink:type="simple" xlink:href="http://www.panda.id/" text:style-name="Internet_20_link" text:visited-style-name="Visited_20_Internet_20_Link">www.panda.id</text:a>. Ada banyak artikel yang bisa menambah wawasan dan pengetahuan kamu, seperti:</text:p>
      <text:list xml:id="list757158390509048195" text:style-name="L2">
        <text:list-item>
          <text:p text:style-name="P2">[Judul Artikel 1]</text:p>
        </text:list-item>
        <text:list-item>
          <text:p text:style-name="P2">[Judul Artikel 2]</text:p>
        </text:list-item>
        <text:list-item>
          <text:p text:style-name="P2">[Judul Artikel 3]</text:p>
        </text:list-item>
      </text:list>
      <text:p text:style-name="Text_20_body">Yuk, langsung saja bagikan artikel ini dan ajak teman-temanmu untuk membaca artikel menarik lainnya di <text:a xlink:type="simple" xlink:href="http://www.panda.id/" text:style-name="Internet_20_link" text:visited-style-name="Visited_20_Internet_20_Link">www.panda.id</text:a>!</text:p>
      <text:p text:style-name="Text_20_body">Grab Launches New Carpooling Service for Urban Commuters Tabita Diela May 24, 2017 | 7:08 pm SHARE Online ride-hailing company Grab Indonesia launched its new carpooling service, GrabHitch, on Wednesday (24/05) to allow drivers to pick up multiple customers simultaneously. (Photo courtesy of Grab Indonesia) Online ride-hailing company Grab Indonesia launched its new carpooling service, GrabHitch, on Wednesday (24/05) to allow drivers to pick up multiple customers simultaneously. (Photo courtesy of Grab Indonesia)</text:p>
      <text:p text:style-name="Text_20_body">Jakarta. Online ride-hailing company Grab Indonesia launched its new carpooling service, GrabHitch, on Wednesday (24/05) to allow drivers to pick up multiple customers simultaneously.</text:p>
      <text:p text:style-name="Text_20_body">The company launched GrabHitch for motorcyclists in October last year, though both services are meant to reduce traffic congestion in cities across the archipelago.</text:p>
      <text:p text:style-name="Text_20_body">"Every car has the potential to play a part in helping to reduce traffic and minimize air pollution in <text:soft-page-break/>the country's megacities and still meet the growing demand for rides each day," Grab Indonesia's managing director Ridzki Kramadibrata said in a statement.</text:p>
      <text:p text:style-name="Text_20_body">Indonesia's Statistics Agency (BPS) recorded more than three million passenger cars in Jakarta in 2014, though that number has increased by a rate of 8.75 percent each year. Advertisement</text:p>
      <text:p text:style-name="Text_20_body">A separate report from BPS also suggests that more residents of the nation's capital drive their own vehicles than ride public transportation.</text:p>
      <text:p text:style-name="Text_20_body">GrabHitch will also help cut down costs for fuel, tolls and parking fees, making it the most affordable of the company's numerous ride-hailing services.</text:p>
      <text:p text:style-name="Text_20_body">"As the sharing economy has started to become mainstream, Grab believes that there is a growing niche of customers for whom transport is not just a transaction but an opportunity to build connections with fellow commuters," Grab marketing director Mediko Azwar said.</text:p>
      <text:p text:style-name="Text_20_body">Mediko noted that GrabHitch users must book rides at least 15 minutes prior to scheduled pickup times, setting the service apart from GrabShare, which customers can book instantly.</text:p>
      <text:p text:style-name="Text_20_body">GrabHitch costs are based on distance traveled, instead of calculating fees based on supply and demand ratios.</text:p>
      <text:p text:style-name="Text_20_body">Grab and the Jakarta Globe are both affiliated with the Lippo Group.</text:p>
      <text:p text:style-name="Text_20_body">Redesigning a carpooling app — a UX case study I got frustrated with an app so I redesigned it. Billy Setiawan UX Collective</text:p>
      <text:p text:style-name="Text_20_body">Billy Setiawan ·</text:p>
      <text:p text:style-name="Text_20_body">Follow Published in</text:p>
      <text:p text:style-name="Text_20_body">UX Collective · 9 min read · Nov 13, 2019</text:p>
      <text:p text:style-name="Text_20_body">Outlining the problem</text:p>
      <text:p text:style-name="Text_20_body">A few months ago I had to travel from Jakarta to Bandung for a family event, but I couldn’t find any train or bus tickets available to purchase for the day of the event. I turned to my friends for suggestions, and one of them recommended me to try out this carpooling app called Sejalan. I managed to secure myself a ride just in time for the event and was left feeling that there was definitely room for some improvement for the design and functionality. I started to think if out there, other users are experiencing the same problem. This curiosity inspired me to validate my assumption, and ultimately produce a solution to solve the problem. The Challenge</text:p>
      <text:p text:style-name="Text_20_body">Growing population leads to more vehicles on the road thus increasing traffic congestion and pollution. There are currently a few alternative ways of sharing car journeys so that more than one person travels in a car, and prevents the need for others to have to drive to a location themselves. Proposed Solution</text:p>
      <text:p text:style-name="Text_20_body">Sejalan is an app that matches vehicle owners (Kapten Sejalan) and riders (Teman Sejalan) for a safe, enjoyable and fun carpooling experience. Process Design thinking method App Analysis</text:p>
      <text:p text:style-name="Text_20_body">It was essential for me first to do an in-depth analysis of the app. I wanted to understand the app functionalities and problems that current users encountered. App Store Reviews</text:p>
      <text:p text:style-name="Text_20_body">Since I don’t have access to any official data from the developer, I had to approach the user research differently to figure out the problems with the app. Luckily, there were a lot of reviews publicly available in the app stores: The app has a rating of 3.6 on the Google Play Store and a 3.0 on the App Store.</text:p>
      <text:p text:style-name="Preformatted_20_Text"><text:span text:style-name="Source_20_Text">“Still a lot of bugs and too many complicated steps.”</text:span></text:p>
      <text:p text:style-name="Preformatted_20_Text"/>
      <text:p text:style-name="Preformatted_20_Text"><text:span text:style-name="Source_20_Text">“Application is not optimal. There should be a chat menu before making a seat reservation and the driver should be able to edit the route or cancel non-</text:span><text:soft-page-break/><text:span text:style-name="Source_20_Text">responding passengers … and one more … this application has no notification to the passenger or to the driver when someone requests a seat.”</text:span></text:p>
      <text:p text:style-name="Preformatted_20_Text"/>
      <text:p text:style-name="P3"><text:span text:style-name="Source_20_Text">“Good application, it’s just a pity we drivers can’t call or text passengers, only based on mass notification system. Hope we can text or call passengers for confirmation so we don’t have to wait without certainty.”</text:span></text:p>
      <text:p text:style-name="Text_20_body">In general, there were a lot of recent bad ratings, most addressing problems with trip cancellations and chat functionality. Some of the reviews were also straight up uninformative and insulting. But on the positive side, some were really specific and this gave me a lot to work with. Heuristics Analysis</text:p>
      <text:p text:style-name="Text_20_body">When designing for usability you’re trying to make something intuitive, easy to use, easy to learn and even easy to fail in which usually involves focusing on its users, their tasks and goals. In our age of technology and information, the human aspect of the design is especially important and many usability principles have already been formed, tried and tested. Here, I did a heuristics analysis using Jakob Nielsen’s 10 Usability Heuristics principles to fully analyze and understand the app’s features and its usabilities: Heuristics Analysis: Jakob Nielsen’s 10 Usability Heuristics</text:p>
      <text:p text:style-name="Text_20_body">Throughout this process, I was able to identify some clear usability issues and pain points. Thus, in order to validate these observations, I needed to perform some user interviews and testings. Empathize: getting to know the users</text:p>
      <text:p text:style-name="Text_20_body">To validate my hypothesis and further understand my users, I conducted quantitative research in the form of a survey to better understand the user’s transportation and travel habits. I collected results from 25 users and here are some insights that I receive:</text:p>
      <text:p text:style-name="Text_20_body">The conclusion of the survey results are:</text:p>
      <text:p text:style-name="Preformatted_20_Text"><text:span text:style-name="Source_20_Text">Most users, uses this application to make intercity trips</text:span></text:p>
      <text:p text:style-name="Preformatted_20_Text"><text:span text:style-name="Source_20_Text">Half of the users are satisfied of the current app design</text:span></text:p>
      <text:p text:style-name="P3"><text:span text:style-name="Source_20_Text">Most users are not satisfied with the current app features</text:span></text:p>
      <text:p text:style-name="Text_20_body">Getting to know the users</text:p>
      <text:p text:style-name="Text_20_body">While surveys are a quick and easy method to gather user data, qualitative research methods like user interviews let me dive deep to ‘what’ the users actually feel about the app and ‘how’ they interact with the app. Here are some direct quotes from users:</text:p>
      <text:p text:style-name="Text_20_body">To complete the study, I also compared Sejalan app with other carpool applications that are available right now. I observed some key features that made each app stood out of its competitors. This exercise helps me identify gaps within each app and informed me what features that Sejalan needs to be able to gain a competitive advantage. Competitive/Comparative Analysis of Carpool Apps Define: who are we designing this for?</text:p>
      <text:p text:style-name="Text_20_body">I distilled my research findings and then group them through similar patterns and commonalities with a process called Affinity Mapping or Affinity Diagram. It has helped me to categorize insights that I gathered from the research process and to focus on their pain points to turn them into design opportunities. Affinity Mapping</text:p>
      <text:p text:style-name="Text_20_body">To summarize here are the major pain points the users’ experience;</text:p>
      <text:p text:style-name="Preformatted_20_Text"><text:span text:style-name="Source_20_Text">When selecting for a ride to book, users don’t know how much baggage are they allowed to bring on this trip</text:span></text:p>
      <text:p text:style-name="Preformatted_20_Text"><text:span text:style-name="Source_20_Text">Not being able to contact the driver to ask questions before booking</text:span></text:p>
      <text:p text:style-name="Preformatted_20_Text"><text:span text:style-name="Source_20_Text">Not being able to see the car model/type for the ride they want to join</text:span></text:p>
      <text:p text:style-name="Preformatted_20_Text"><text:span text:style-name="Source_20_Text">Having to talk about payment with the driver in person since there is no in-app payment feature</text:span></text:p>
      <text:p text:style-name="P3"><text:span text:style-name="Source_20_Text">Booking status is not visible, users are unsure where to look to know exactly if the driver has accepted the users’ booking</text:span></text:p>
      <text:p text:style-name="Text_20_body"><text:soft-page-break/>Who are the users?</text:p>
      <text:p text:style-name="Text_20_body">Based on my research, I created my user persona, Aulia Zahra. I felt by empathizing with Aulia’s pain points and goals of using the app, it would help me create a desirable experience for her and other potential users. Aulia’s User Persona Ideate</text:p>
      <text:p text:style-name="Text_20_body">The journey map below shows Aulia’s current process of ordering a ride on the app. The red and yellow dots show the pain points experienced during her process. This exercise allows me to dive into her pain points and identify room for opportunities in a form of features. Aulia’s Journey Map Application Feature Prioritization</text:p>
      <text:p text:style-name="Text_20_body">After working on the Affinity Diagram and Journey Map, I reviewed the data and shortlisted some potential features that could be incorporated into the App redesign. However, I felt that there might be too many features and I don’t want to overwhelm the users with features that don’t deliver much value as it may lead to bad user experience. I decided to conduct a feature prioritization process by utilizing the 2x2 matrix that helped me quickly determine the relative user value created vs the effort required to deliver the feature.</text:p>
      <text:p text:style-name="Text_20_body">Here you will find 4 quadrants, each of them representing a priority block. I focused my attention primarily on the “YES” quadrant and picking some important features from the “MAYBE” quadrants. Restructuring the User Flow</text:p>
      <text:p text:style-name="Text_20_body">With this re-layout, users would now be able to pay for their order inside the app and see the booking status of their order. To see the booking status of their order, all they would have to do is to open the “My Rides” tab on the home screen and the information would be available here if they have completed a ride request. Design Low Fidelity Sketches</text:p>
      <text:p text:style-name="Text_20_body">By doing hand-drawn sketches, I was able to go through a lot of design ideas and quickly experimenting on different design approaches. It also allows me to visually design how the app would look like. High-fidelity prototype</text:p>
      <text:p text:style-name="Text_20_body">Next step, I translated my sketches to digital wireframes using Adobe XD. Sejalan Click here to view the project ‘Sejalan’</text:p>
      <text:p text:style-name="Text_20_body">xd.adobe.com User Testing</text:p>
      <text:p text:style-name="Text_20_body">After creating low-fidelity wireframes, I conducted some usability tests to validate my designs. I gathered the feedbacks through user testing with 5 representative users and 2 UX practitioners. Overall, they were able to use the app without any significant problems. However, there was some area of design works and which need improvements:</text:p>
      <text:p text:style-name="Text_20_body">Feedback #1: Featured facilities should be more prominent</text:p>
      <text:p text:style-name="Text_20_body">Instant Approval is a featured facility that allows users to get instant booking acceptance without waiting for the driver’s confirmation. However, I noticed that most users missed this information. Therefore, for my final design, I made this information more prominent by differentiating the icon and label design with yellow color.</text:p>
      <text:p text:style-name="Text_20_body">Feedback #2: Scrolling down to switch between months is inconvenient</text:p>
      <text:p text:style-name="Text_20_body">I initially implemented a scroll-down motion on the date selection screen to switch in-between months. Some users find it uncommon for them to do it this way. At my final design, I decided to add actionable buttons to switch in-between months and rearrange the hierarchy of information of the calendar labels.</text:p>
      <text:p text:style-name="Text_20_body">Feedback #3: Use of text button to “Contact this driver” is less preferred</text:p>
      <text:p text:style-name="Text_20_body">Users are more familiar with clicking the chat icon rather than a text button. Therefore, I decided to switch the text button into an icon and made the driver’s picture alongside his name and rating as clickable that would redirect the user to the driver’s profile screen when clicked. The Final Design Solutions Click on the image to view the prototype! Future Iterations:</text:p>
      <text:p text:style-name="Preformatted_20_Text"><text:soft-page-break/><text:span text:style-name="Source_20_Text">The redesign I made focused solely on the passenger side of the app. I would love to see how the driver’s needs and goals can be integrated into the current design I’ve made.</text:span></text:p>
      <text:p text:style-name="P3"><text:span text:style-name="Source_20_Text">The Sejalan app just released a major update on its app around the time I completed this project. I would love to do another research with the current version of the app to see if they solved any existing problems they had before, or maybe created more problems for the users.</text:span></text:p>
      <text:p text:style-name="Text_20_body">In Conclusion…</text:p>
      <text:p text:style-name="Text_20_body">This case study was made as a final project for my UX Design course at Purwadhika Startup and Coding School. While experiencing a little of a time constraint, I really enjoyed working on the Sejalan app redesign project that sparked from a personal pain point I experience. Redesigning this app and doing this case study reminded me that users are always the center of every design decision. Some of the areas where I could have improved would be using and implementing a design system to improve productivity and effectiveness. Overall it was a great experience being given the freedom of choosing your own project and setting up your own scope. This project was a great learning curve and it’s important to always ‘trust the process’.</text:p>
      <text:p text:style-name="Text_20_body">If you have any feedback, I’d love to hear from you. You can reach me at <text:a xlink:type="simple" xlink:href="mailto:billyapsetiawan@hotmail.com" text:style-name="Internet_20_link" text:visited-style-name="Visited_20_Internet_20_Link">billyapsetiawan@hotmail.com</text:a> or my LinkedIn</text:p>
      <text:p text:style-name="Text_20_body">A special thanks to Kenneth Mahakim and Handoko Dyan Aditya. <text:a xlink:type="simple" xlink:href="https://uxdesign.cc/ux-case-study-redesigning-a-carpooling-app-815581b3ea24" text:style-name="Internet_20_link" text:visited-style-name="Visited_20_Internet_20_Link">https://uxdesign.cc/ux-case-study-redesigning-a-carpooling-app-815581b3ea24</text:a></text:p>
      <text:p text:style-name="Text_20_body">Analyser et donnez moi toutes les réponses et toutes les ifnormations a partir de ce llong texte pour bien mener les projets donc les risques, les mieux, les problematiques, les solutions etc</text:p>
      <text:p text:style-name="Text_20_body">Donnez autant de détails possible pour de meilleurs résultats! Donnez moi toutes les informations toutes les problematiques, toutes les solutions, toutes les wilingness to use, toutes les risques, absolument tout pour bien mener ce projet de developpement applicaion covoiturage en Indonésie.</text:p>
      <text:p text:style-name="Text_20_body">Je vais le mettre sur mon doc et je vais présenter a mes amis, j'aimerais pouvoir analyser toutes les difficultés, pourquoi les applications covoiturage existants ont échoué, comment avoir du sccès et après niveau application, pouruqoi les utilisateurs Nebengers delaissent Nebengers de plus en plus donc problemes de UX/UI, des bogues et comment ne pas faire ces erreurs et améliorez notre prochaine appliaction covoiturage.</text:p>
      <text:p text:style-name="Text_20_body">Ensuite, les positivité de cote tilitarian, hedonic, dan social et negativité de cote tilitarian, hedonic, dan social et One key section that caught my attention is on page 38, where the paper discusses the concept of "willingness to use" and the factors that influence it. The research highlights two major determinants:</text:p>
      <text:p text:style-name="Preformatted_20_Text"><text:span text:style-name="Source_20_Text">Perceived Value – which includes:</text:span></text:p>
      <text:p text:style-name="Preformatted_20_Text"/>
      <text:p text:style-name="Preformatted_20_Text"><text:span text:style-name="Source_20_Text"><text:s text:c="4"/>Utilitarian value (functional benefits, efficiency, cost savings)</text:span></text:p>
      <text:p text:style-name="Preformatted_20_Text"/>
      <text:p text:style-name="Preformatted_20_Text"><text:span text:style-name="Source_20_Text"><text:s text:c="4"/>Hedonic value (enjoyment, emotional satisfaction)</text:span></text:p>
      <text:p text:style-name="Preformatted_20_Text"/>
      <text:p text:style-name="Preformatted_20_Text"><text:span text:style-name="Source_20_Text"><text:s text:c="4"/>Social value (meeting new people, social interaction)</text:span></text:p>
      <text:p text:style-name="Preformatted_20_Text"/>
      <text:p text:style-name="Preformatted_20_Text"><text:span text:style-name="Source_20_Text">Perceived Risk – which includes:</text:span></text:p>
      <text:p text:style-name="Preformatted_20_Text"/>
      <text:p text:style-name="Preformatted_20_Text"><text:span text:style-name="Source_20_Text"><text:s text:c="4"/>Privacy risk (concerns about personal data)</text:span></text:p>
      <text:p text:style-name="Preformatted_20_Text"/>
      <text:p text:style-name="Preformatted_20_Text"><text:span text:style-name="Source_20_Text"><text:s text:c="4"/>Performance risk (fear the app/service won’t work as expected)</text:span></text:p>
      <text:p text:style-name="Preformatted_20_Text"/>
      <text:p text:style-name="Preformatted_20_Text"><text:span text:style-name="Source_20_Text"><text:s text:c="4"/>Security risk (safety concerns, like unknown drivers)</text:span></text:p>
      <text:p text:style-name="Preformatted_20_Text"/>
      <text:p text:style-name="P3"><text:span text:style-name="Source_20_Text"><text:s text:c="4"/>Conflict risk (lack of compensation or dispute mechanisms)</text:span></text:p>
      <text:p text:style-name="Text_20_body"><text:soft-page-break/>This section explains why many users hesitate to use carpooling apps—even when the concept makes sense economically and socially et comment rendre ces users hesitates de ne pas hesitate encore et utilisent car ils savent que make sense conomically et socially.</text:p>
      <text:p text:style-name="Text_20_body">Et breff, toutes les informations que je dois même ce que je n'y ai pas pensé.</text:p>
      <text:p text:style-name="Text_20_body">Format texte normale, et certainsc choses importants en format li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8S</meta:editing-duration>
    <meta:editing-cycles>3</meta:editing-cycles>
    <meta:generator>OpenOffice/4.1.8$Win32 OpenOffice.org_project/418m3$Build-9803</meta:generator>
    <dc:date>2025-04-18T19:17:55.15</dc:date>
    <meta:document-statistic meta:table-count="0" meta:image-count="0" meta:object-count="0" meta:page-count="17" meta:paragraph-count="230" meta:word-count="8223" meta:character-count="59602"/>
    <meta:user-defined meta:name="Info 1"/>
    <meta:user-defined meta:name="Info 2"/>
    <meta:user-defined meta:name="Info 3"/>
    <meta:user-defined meta:name="Info 4"/>
  </office:meta>
</office:document-meta>
</file>